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TSC_G1_IO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P1_OUT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P2_OUT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TIM14_CH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I2S1_CK 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TSC_G2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I2S1_MCK 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OMP1_OUT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I2S1_SD 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OMP2_OUT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EVENTOU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TSC_G4_IO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TIM17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TSC_G4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SC_G4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P1_OUT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TSC_G4_IO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P2_OUT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IR_OUT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USART2_TX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/I2S1_WS 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EVENTOU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SC_G3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SC_G3_IO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SC_G3_IO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/I2S1_CK 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SC_G5_IO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/I2S1_MCK 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SC_G5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/I2S1_SD 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I2C1_SMB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TSC_G5_IO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17_CH1N</text:p>
          </table:table-cell>
          <table:table-cell office:value-type="string" calcext:value-type="string">
            <text:p>TSC_G5_IO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SC_SYNC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R_OUT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SC_G6_IO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SC_G6_IO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SC_G6_IO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5_CH1N</text:p>
          </table:table-cell>
          <table:table-cell table:number-columns-repeated="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02:11:49.048585907</meta:creation-date>
    <dc:date>2022-01-30T02:22:01.044410084</dc:date>
    <meta:editing-duration>PT9M57S</meta:editing-duration>
    <meta:editing-cycles>30</meta:editing-cycles>
    <meta:generator>LibreOffice/6.0.7.3$Linux_X86_64 LibreOffice_project/00m0$Build-3</meta:generator>
    <meta:document-statistic meta:table-count="1" meta:cell-count="297" meta:object-count="0"/>
  </office:meta>
</office:document-meta>
</file>